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76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78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CodBarras</text:p>
          </table:table-cell>
          <table:table-cell office:value-type="string" calcext:value-type="string">
            <text:p>Edica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orcismo</text:p>
          </table:table-cell>
          <table:table-cell office:value-type="string" calcext:value-type="string">
            <text:p>W. Peterson</text:p>
          </table:table-cell>
          <table:table-cell office:value-type="string" calcext:value-type="string">
            <text:p>34,90</text:p>
          </table:table-cell>
          <table:table-cell office:value-type="float" office:value="9788566636987" calcext:value-type="float">
            <text:p>97885666369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Kit Livros Crônicas de Gelo e Fogo <text:s/></text:p>
          </table:table-cell>
          <table:table-cell table:style-name="ce1" office:value-type="string" calcext:value-type="string">
            <text:p>George R. R. Martin</text:p>
          </table:table-cell>
          <table:table-cell office:value-type="string" calcext:value-type="string">
            <text:p>179,99</text:p>
          </table:table-cell>
          <table:table-cell office:value-type="float" office:value="6589566636959" calcext:value-type="float">
            <text:p>658956663695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he Kiss of Deception</text:p>
          </table:table-cell>
          <table:table-cell table:style-name="ce1" office:value-type="string" calcext:value-type="string">
            <text:p>Mary E. Pearson</text:p>
          </table:table-cell>
          <table:table-cell office:value-type="string" calcext:value-type="string">
            <text:p>34,90</text:p>
          </table:table-cell>
          <table:table-cell table:style-name="ce1" office:value-type="float" office:value="9788566636864" calcext:value-type="float">
            <text:p>9788566636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os Inacabados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19,90</text:p>
          </table:table-cell>
          <table:table-cell table:style-name="ce1" office:value-type="float" office:value="9788578270735" calcext:value-type="float">
            <text:p>97885782707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agnósticos de Enfermagem da Nanda</text:p>
          </table:table-cell>
          <table:table-cell office:value-type="string" calcext:value-type="string">
            <text:p>Nanda</text:p>
          </table:table-cell>
          <table:table-cell office:value-type="string" calcext:value-type="string">
            <text:p>61,88</text:p>
          </table:table-cell>
          <table:table-cell table:style-name="ce1" office:value-type="float" office:value="9788582712535" calcext:value-type="float">
            <text:p>978858271253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 SCHONS</meta:initial-creator>
    <meta:creation-date>2016-09-08T22:00:30.572006796</meta:creation-date>
    <dc:date>2016-09-08T22:29:38.872268601</dc:date>
    <dc:creator>GUILHERME SCHONS</dc:creator>
    <meta:editing-duration>PT13M58S</meta:editing-duration>
    <meta:editing-cycles>1</meta:editing-cycles>
    <meta:document-statistic meta:table-count="1" meta:cell-count="36" meta:object-count="0"/>
    <meta:generator>LibreOffice/5.0.3.2$Linux_X86_64 LibreOffice_project/00m0$Build-2</meta:generator>
  </office:meta>
</office:document-meta>
</file>